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1799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2.31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page" style:use-optimal-row-height="true"/>
    </style:style>
    <style:style style:name="ta1" style:family="table" style:master-page-name="PageStyle_5f_Weapon_20_Type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eapon Types" table:style-name="ta1" table:print="false"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number-columns-repeated="1017" table:default-cell-style-name="Excel_20_Built-in_20_Normal"/>
        <table:table-row table:style-name="ro1">
          <table:table-cell/>
          <table:table-cell office:value-type="string">
            <text:p>ANTARREA</text:p>
          </table:table-cell>
          <table:table-cell/>
          <table:table-cell office:value-type="string">
            <text:p>JUNK WARS</text:p>
          </table:table-cell>
          <table:table-cell office:value-type="string">
            <text:p>WEAPONS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RANGE</text:p>
          </table:table-cell>
          <table:table-cell office:value-type="string">
            <text:p># CODE</text:p>
          </table:table-cell>
          <table:table-cell office:value-type="string">
            <text:p>DEFINI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OLS</text:p>
          </table:table-cell>
          <table:table-cell office:value-type="string">
            <text:p>5"</text:p>
          </table:table-cell>
          <table:table-cell office:value-type="string">
            <text:p>A</text:p>
          </table:table-cell>
          <table:table-cell office:value-type="string">
            <text:p>AREA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IFLES</text:p>
          </table:table-cell>
          <table:table-cell office:value-type="string">
            <text:p>10"</text:p>
          </table:table-cell>
          <table:table-cell office:value-type="string">
            <text:p>S</text:p>
          </table:table-cell>
          <table:table-cell office:value-type="string">
            <text:p>SPR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AUNCHERS</text:p>
          </table:table-cell>
          <table:table-cell office:value-type="string">
            <text:p>20"</text:p>
          </table:table-cell>
          <table:table-cell office:value-type="string">
            <text:p>T</text:p>
          </table:table-cell>
          <table:table-cell office:value-type="string">
            <text:p>TARGE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NNONS</text:p>
          </table:table-cell>
          <table:table-cell office:value-type="string">
            <text:p>30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YSTEMS</text:p>
          </table:table-cell>
          <table:table-cell office:value-type="string">
            <text:p>50"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CATEGORY</text:p>
          </table:table-cell>
          <table:table-cell office:value-type="string">
            <text:p>MODEL</text:p>
          </table:table-cell>
          <table:table-cell office:value-type="string">
            <text:p>TYPE</text:p>
          </table:table-cell>
          <table:table-cell office:value-type="string">
            <text:p>RANGE</text:p>
          </table:table-cell>
          <table:table-cell table:style-name="ce1" office:value-type="string">
            <text:p>STRENGTH</text:p>
          </table:table-cell>
          <table:table-cell table:style-name="ce1" office:value-type="string">
            <text:p>#</text:p>
          </table:table-cell>
          <table:table-cell office:value-type="string">
            <text:p>SPECIAL</text:p>
          </table:table-cell>
          <table:table-cell table:number-columns-repeated="1017"/>
        </table:table-row>
        <table:table-row table:style-name="ro1">
          <table:table-cell office:value-type="string">
            <text:p>CONCUSSION</text:p>
          </table:table-cell>
          <table:table-cell office:value-type="string">
            <text:p>HELL</text:p>
          </table:table-cell>
          <table:table-cell office:value-type="string">
            <text:p>PISTOL</text:p>
          </table:table-cell>
          <table:table-cell office:value-type="string">
            <text:p>5"</text:p>
          </table:table-cell>
          <table:table-cell table:number-columns-repeated="2" table:style-name="ce1" office:value-type="float" office:value="4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ELL</text:p>
          </table:table-cell>
          <table:table-cell office:value-type="string">
            <text:p>RIFLE</text:p>
          </table:table-cell>
          <table:table-cell office:value-type="string">
            <text:p>10"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ELL</text:p>
          </table:table-cell>
          <table:table-cell office:value-type="string">
            <text:p>LAUNCHER</text:p>
          </table:table-cell>
          <table:table-cell office:value-type="string">
            <text:p>I 20"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1A</text:p>
          </table:table-cell>
          <table:table-cell office:value-type="string">
            <text:p>(EXPLOSIVE GRENADE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LL</text:p>
          </table:table-cell>
          <table:table-cell office:value-type="string">
            <text:p>CANNON</text:p>
          </table:table-cell>
          <table:table-cell office:value-type="string">
            <text:p>30"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ELL</text:p>
          </table:table-cell>
          <table:table-cell office:value-type="string">
            <text:p>SYSTEM</text:p>
          </table:table-cell>
          <table:table-cell office:value-type="string">
            <text:p>50"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string">
            <text:p>TOXIC</text:p>
          </table:table-cell>
          <table:table-cell office:value-type="string">
            <text:p>TOXIN</text:p>
          </table:table-cell>
          <table:table-cell office:value-type="string">
            <text:p>PISTOL</text:p>
          </table:table-cell>
          <table:table-cell office:value-type="string">
            <text:p>5"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OXIN</text:p>
          </table:table-cell>
          <table:table-cell office:value-type="string">
            <text:p>RIFLE</text:p>
          </table:table-cell>
          <table:table-cell office:value-type="string">
            <text:p>10"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OXIN</text:p>
          </table:table-cell>
          <table:table-cell office:value-type="string">
            <text:p>LAUNCHER</text:p>
          </table:table-cell>
          <table:table-cell office:value-type="string">
            <text:p>I 20"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1A</text:p>
          </table:table-cell>
          <table:table-cell office:value-type="string">
            <text:p>(GAS AREA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XIN</text:p>
          </table:table-cell>
          <table:table-cell office:value-type="string">
            <text:p>CANNON</text:p>
          </table:table-cell>
          <table:table-cell office:value-type="string">
            <text:p>30"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2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OXIN</text:p>
          </table:table-cell>
          <table:table-cell office:value-type="string">
            <text:p>SYSTEM</text:p>
          </table:table-cell>
          <table:table-cell office:value-type="string">
            <text:p>50"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4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SSAULT</text:p>
          </table:table-cell>
          <table:table-cell office:value-type="string">
            <text:p>PISTOL</text:p>
          </table:table-cell>
          <table:table-cell office:value-type="string">
            <text:p>5"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SSAULT</text:p>
          </table:table-cell>
          <table:table-cell office:value-type="string">
            <text:p>RIFLE</text:p>
          </table:table-cell>
          <table:table-cell office:value-type="string">
            <text:p>10"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SSAULT</text:p>
          </table:table-cell>
          <table:table-cell office:value-type="string">
            <text:p>LAUNCHER</text:p>
          </table:table-cell>
          <table:table-cell office:value-type="string">
            <text:p>I 20"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office:value-type="string">
            <text:p>(CONCUSSION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SSAULT</text:p>
          </table:table-cell>
          <table:table-cell office:value-type="string">
            <text:p>CANNON</text:p>
          </table:table-cell>
          <table:table-cell office:value-type="string">
            <text:p>30"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SSAULT</text:p>
          </table:table-cell>
          <table:table-cell office:value-type="string">
            <text:p>SYSTEM</text:p>
          </table:table-cell>
          <table:table-cell office:value-type="string">
            <text:p>50"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ACIDICS</text:p>
          </table:table-cell>
          <table:table-cell office:value-type="string">
            <text:p>ACID</text:p>
          </table:table-cell>
          <table:table-cell office:value-type="string">
            <text:p>PISTOL</text:p>
          </table:table-cell>
          <table:table-cell office:value-type="string">
            <text:p>5"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CID</text:p>
          </table:table-cell>
          <table:table-cell office:value-type="string">
            <text:p>RIFLE</text:p>
          </table:table-cell>
          <table:table-cell office:value-type="string">
            <text:p>10"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CID</text:p>
          </table:table-cell>
          <table:table-cell office:value-type="string">
            <text:p>LAUNCHER</text:p>
          </table:table-cell>
          <table:table-cell office:value-type="string">
            <text:p>I 20"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1A</text:p>
          </table:table-cell>
          <table:table-cell office:value-type="string">
            <text:p>(EAT AWAY AREA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CID</text:p>
          </table:table-cell>
          <table:table-cell office:value-type="string">
            <text:p>CANNON</text:p>
          </table:table-cell>
          <table:table-cell office:value-type="string">
            <text:p>30"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CID</text:p>
          </table:table-cell>
          <table:table-cell office:value-type="string">
            <text:p>SYSTEM</text:p>
          </table:table-cell>
          <table:table-cell office:value-type="string">
            <text:p>50"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ZAPPERS</text:p>
          </table:table-cell>
          <table:table-cell office:value-type="string">
            <text:p>LASER</text:p>
          </table:table-cell>
          <table:table-cell office:value-type="string">
            <text:p>PISTOL</text:p>
          </table:table-cell>
          <table:table-cell office:value-type="string">
            <text:p>5"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ASER</text:p>
          </table:table-cell>
          <table:table-cell office:value-type="string">
            <text:p>RIFLE</text:p>
          </table:table-cell>
          <table:table-cell office:value-type="string">
            <text:p>10"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ASER</text:p>
          </table:table-cell>
          <table:table-cell office:value-type="string">
            <text:p>LAUNCHER</text:p>
          </table:table-cell>
          <table:table-cell office:value-type="string">
            <text:p>I 20"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1A</text:p>
          </table:table-cell>
          <table:table-cell office:value-type="string">
            <text:p>(FLASH GRENADES/BLINDERS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SER</text:p>
          </table:table-cell>
          <table:table-cell office:value-type="string">
            <text:p>CANNON</text:p>
          </table:table-cell>
          <table:table-cell office:value-type="string">
            <text:p>30"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ASER</text:p>
          </table:table-cell>
          <table:table-cell office:value-type="string">
            <text:p>SYSTEM</text:p>
          </table:table-cell>
          <table:table-cell office:value-type="string">
            <text:p>50"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PHOTON</text:p>
          </table:table-cell>
          <table:table-cell office:value-type="string">
            <text:p>PISTOL</text:p>
          </table:table-cell>
          <table:table-cell office:value-type="string">
            <text:p>5"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HOTON</text:p>
          </table:table-cell>
          <table:table-cell office:value-type="string">
            <text:p>RIFLE</text:p>
          </table:table-cell>
          <table:table-cell office:value-type="string">
            <text:p>10"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HOTON</text:p>
          </table:table-cell>
          <table:table-cell office:value-type="string">
            <text:p>LAUNCHER</text:p>
          </table:table-cell>
          <table:table-cell office:value-type="string">
            <text:p>I 20"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1A</text:p>
          </table:table-cell>
          <table:table-cell office:value-type="string">
            <text:p>(BURN UP AREA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HOTON</text:p>
          </table:table-cell>
          <table:table-cell office:value-type="string">
            <text:p>CANNON</text:p>
          </table:table-cell>
          <table:table-cell office:value-type="string">
            <text:p>30"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HOTON</text:p>
          </table:table-cell>
          <table:table-cell office:value-type="string">
            <text:p>SYSTEM</text:p>
          </table:table-cell>
          <table:table-cell office:value-type="string">
            <text:p>50"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BURNERS</text:p>
          </table:table-cell>
          <table:table-cell office:value-type="string">
            <text:p>PLASMA</text:p>
          </table:table-cell>
          <table:table-cell office:value-type="string">
            <text:p>PISTOL</text:p>
          </table:table-cell>
          <table:table-cell office:value-type="string">
            <text:p>5"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LASMA</text:p>
          </table:table-cell>
          <table:table-cell office:value-type="string">
            <text:p>RIFLE</text:p>
          </table:table-cell>
          <table:table-cell office:value-type="string">
            <text:p>10"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LASMA</text:p>
          </table:table-cell>
          <table:table-cell office:value-type="string">
            <text:p>LAUNCHER</text:p>
          </table:table-cell>
          <table:table-cell office:value-type="string">
            <text:p>I 20"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1A</text:p>
          </table:table-cell>
          <table:table-cell office:value-type="string">
            <text:p>(HEAT UP AREA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ASMA</text:p>
          </table:table-cell>
          <table:table-cell office:value-type="string">
            <text:p>CANNON</text:p>
          </table:table-cell>
          <table:table-cell office:value-type="string">
            <text:p>30"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1A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LASMA</text:p>
          </table:table-cell>
          <table:table-cell office:value-type="string">
            <text:p>SYSTEM</text:p>
          </table:table-cell>
          <table:table-cell office:value-type="string">
            <text:p>50"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2A</text:p>
          </table:table-cell>
          <table:table-cell table:number-columns-repeated="1018"/>
        </table:table-row>
        <table:table-row table:style-name="ro1">
          <table:table-cell office:value-type="string">
            <text:p>COOKERS</text:p>
          </table:table-cell>
          <table:table-cell office:value-type="string">
            <text:p>MICRO</text:p>
          </table:table-cell>
          <table:table-cell office:value-type="string">
            <text:p>PISTOL</text:p>
          </table:table-cell>
          <table:table-cell office:value-type="string">
            <text:p>5"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CRO</text:p>
          </table:table-cell>
          <table:table-cell office:value-type="string">
            <text:p>RIFLE</text:p>
          </table:table-cell>
          <table:table-cell office:value-type="string">
            <text:p>10"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CRO</text:p>
          </table:table-cell>
          <table:table-cell office:value-type="string">
            <text:p>LAUNCHER</text:p>
          </table:table-cell>
          <table:table-cell office:value-type="string">
            <text:p>I 20"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1A</text:p>
          </table:table-cell>
          <table:table-cell office:value-type="string">
            <text:p>(SONIC BLAST OUT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CRO</text:p>
          </table:table-cell>
          <table:table-cell office:value-type="string">
            <text:p>CANNON</text:p>
          </table:table-cell>
          <table:table-cell office:value-type="string">
            <text:p>30"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1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CRO</text:p>
          </table:table-cell>
          <table:table-cell office:value-type="string">
            <text:p>SYSTEM</text:p>
          </table:table-cell>
          <table:table-cell office:value-type="string">
            <text:p>50"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2T</text:p>
          </table:table-cell>
          <table:table-cell table:number-columns-repeated="1018"/>
        </table:table-row>
        <table:table-row table:style-name="ro1">
          <table:table-cell office:value-type="string">
            <text:p>MISCELLANEOUS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30"</text:p>
          </table:table-cell>
          <table:table-cell table:style-name="ce1" office:value-type="string">
            <text:p>X</text:p>
          </table:table-cell>
          <table:table-cell table:style-name="ce1" office:value-type="string">
            <text:p>1T</text:p>
          </table:table-cell>
          <table:table-cell office:value-type="string">
            <text:p>X = ENEMY'S DEFENS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AME</text:p>
          </table:table-cell>
          <table:table-cell office:value-type="string">
            <text:p>RIFLE</text:p>
          </table:table-cell>
          <table:table-cell office:value-type="string">
            <text:p>10"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1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LAST</text:p>
          </table:table-cell>
          <table:table-cell office:value-type="string">
            <text:p>RIFLE</text:p>
          </table:table-cell>
          <table:table-cell office:value-type="string">
            <text:p>10"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SSILE</text:p>
          </table:table-cell>
          <table:table-cell office:value-type="string">
            <text:p>CANNON</text:p>
          </table:table-cell>
          <table:table-cell office:value-type="string">
            <text:p>30"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1A</text:p>
          </table:table-cell>
          <table:table-cell table:number-columns-repeated="1018"/>
        </table:table-row>
        <table:table-row table:style-name="ro1">
          <table:table-cell office:value-type="string">
            <text:p>PSY WEAPONS</text:p>
          </table:table-cell>
          <table:table-cell office:value-type="string">
            <text:p>BREATH</text:p>
          </table:table-cell>
          <table:table-cell office:value-type="string">
            <text:p>PISTOL</text:p>
          </table:table-cell>
          <table:table-cell office:value-type="string">
            <text:p>5"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1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SYCHIC</text:p>
          </table:table-cell>
          <table:table-cell office:value-type="string">
            <text:p>RIFLE</text:p>
          </table:table-cell>
          <table:table-cell office:value-type="string">
            <text:p>10"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1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SYCHIC</text:p>
          </table:table-cell>
          <table:table-cell office:value-type="string">
            <text:p>CANNON</text:p>
          </table:table-cell>
          <table:table-cell office:value-type="string">
            <text:p>30"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1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SYCHIC</text:p>
          </table:table-cell>
          <table:table-cell office:value-type="string">
            <text:p>SYSTEM</text:p>
          </table:table-cell>
          <table:table-cell office:value-type="string">
            <text:p>50"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1T</text:p>
          </table:table-cell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94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6/25/2012</text:date>, <text:time>23:2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apon_20_Types" style:display-name="PageStyle_Weapon 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5T23:22:04.61</dc:date>
    <dc:creator>Christopher Kemerait</dc:creator>
    <meta:document-statistic meta:table-count="1" meta:cell-count="289" meta:object-count="0"/>
    <meta:generator>OpenOffice.org/3.3$Win32 OpenOffice.org_project/330m20$Build-9567</meta:generator>
  </office:meta>
</office:document-meta>
</file>